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fa24" officeooo:paragraph-rsid="001ffa24"/>
    </style:style>
    <style:style style:name="P2" style:family="paragraph" style:parent-style-name="Standard">
      <style:text-properties officeooo:rsid="001ffbb9" officeooo:paragraph-rsid="001ffa24"/>
    </style:style>
    <style:style style:name="P3" style:family="paragraph" style:parent-style-name="Standard">
      <style:text-properties officeooo:rsid="001ffbb9" officeooo:paragraph-rsid="001ffbb9"/>
    </style:style>
    <style:style style:name="P4" style:family="paragraph" style:parent-style-name="Standard">
      <style:text-properties officeooo:rsid="0021183b" officeooo:paragraph-rsid="0021183b"/>
    </style:style>
    <style:style style:name="P5" style:family="paragraph" style:parent-style-name="Standard">
      <style:text-properties officeooo:rsid="0021183b" officeooo:paragraph-rsid="0023174d"/>
    </style:style>
    <style:style style:name="P6" style:family="paragraph" style:parent-style-name="Standard">
      <style:text-properties officeooo:rsid="0021f84e" officeooo:paragraph-rsid="001ffbb9"/>
    </style:style>
    <style:style style:name="P7" style:family="paragraph" style:parent-style-name="Standard">
      <style:text-properties officeooo:rsid="0021f84e" officeooo:paragraph-rsid="0023174d"/>
    </style:style>
    <style:style style:name="P8" style:family="paragraph" style:parent-style-name="Standard">
      <style:text-properties officeooo:rsid="0023174d" officeooo:paragraph-rsid="0023174d"/>
    </style:style>
    <style:style style:name="P9" style:family="paragraph" style:parent-style-name="Standard">
      <style:text-properties officeooo:rsid="0024dc15" officeooo:paragraph-rsid="0024dc15"/>
    </style:style>
    <style:style style:name="P10" style:family="paragraph" style:parent-style-name="Standard">
      <style:text-properties officeooo:rsid="0025f4c5" officeooo:paragraph-rsid="0025f4c5"/>
    </style:style>
    <style:style style:name="P11" style:family="paragraph" style:parent-style-name="Standard">
      <style:text-properties officeooo:rsid="0025f4c5" officeooo:paragraph-rsid="002a01d2"/>
    </style:style>
    <style:style style:name="P12" style:family="paragraph" style:parent-style-name="Standard">
      <style:text-properties officeooo:rsid="00269fa0" officeooo:paragraph-rsid="00269fa0"/>
    </style:style>
    <style:style style:name="P13" style:family="paragraph" style:parent-style-name="Standard">
      <style:text-properties officeooo:rsid="0027928f" officeooo:paragraph-rsid="0027928f"/>
    </style:style>
    <style:style style:name="P14" style:family="paragraph" style:parent-style-name="Standard">
      <style:text-properties officeooo:rsid="00293d96" officeooo:paragraph-rsid="00293d96"/>
    </style:style>
    <style:style style:name="P15" style:family="paragraph" style:parent-style-name="Standard">
      <style:text-properties officeooo:rsid="002a5b33" officeooo:paragraph-rsid="002a5b33"/>
    </style:style>
    <style:style style:name="P16" style:family="paragraph" style:parent-style-name="Standard">
      <style:text-properties officeooo:rsid="002bb0a3" officeooo:paragraph-rsid="002bb0a3"/>
    </style:style>
    <style:style style:name="P17" style:family="paragraph" style:parent-style-name="Text_20_body">
      <style:text-properties officeooo:rsid="00307ddd" officeooo:paragraph-rsid="00307ddd"/>
    </style:style>
    <style:style style:name="P18" style:family="paragraph" style:parent-style-name="Text_20_body">
      <style:text-properties officeooo:rsid="00307ddd" officeooo:paragraph-rsid="00362839"/>
    </style:style>
    <style:style style:name="P19" style:family="paragraph" style:parent-style-name="Text_20_body">
      <style:text-properties officeooo:rsid="00307ddd" officeooo:paragraph-rsid="003f9e81"/>
    </style:style>
    <style:style style:name="P20" style:family="paragraph" style:parent-style-name="Text_20_body">
      <style:text-properties officeooo:rsid="00307ddd" officeooo:paragraph-rsid="003fad1a"/>
    </style:style>
    <style:style style:name="P21" style:family="paragraph" style:parent-style-name="Text_20_body">
      <style:text-properties officeooo:rsid="00307ddd" officeooo:paragraph-rsid="0046b7be"/>
    </style:style>
    <style:style style:name="P22" style:family="paragraph" style:parent-style-name="Text_20_body">
      <style:text-properties officeooo:rsid="003529c5" officeooo:paragraph-rsid="003529c5"/>
    </style:style>
    <style:style style:name="P23" style:family="paragraph" style:parent-style-name="Text_20_body">
      <style:text-properties officeooo:rsid="00362839" officeooo:paragraph-rsid="00362839"/>
    </style:style>
    <style:style style:name="P24" style:family="paragraph" style:parent-style-name="Text_20_body">
      <style:text-properties officeooo:rsid="003917fd" officeooo:paragraph-rsid="003917fd"/>
    </style:style>
    <style:style style:name="P25" style:family="paragraph" style:parent-style-name="Text_20_body">
      <style:text-properties officeooo:rsid="003de7e3" officeooo:paragraph-rsid="003de7e3"/>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officeooo:rsid="00307ddd" officeooo:paragraph-rsid="00307ddd" style:font-weight-asian="normal" style:font-weight-complex="normal"/>
    </style:style>
    <style:style style:name="P28" style:family="paragraph" style:parent-style-name="Text_20_body">
      <style:text-properties fo:font-weight="normal" officeooo:rsid="0032340b" officeooo:paragraph-rsid="0032340b" style:font-weight-asian="normal" style:font-weight-complex="normal"/>
    </style:style>
    <style:style style:name="P29" style:family="paragraph" style:parent-style-name="Text_20_body">
      <style:text-properties fo:font-weight="normal" officeooo:rsid="0032fc2e" officeooo:paragraph-rsid="0032fc2e" style:font-weight-asian="normal" style:font-weight-complex="normal"/>
    </style:style>
    <style:style style:name="P30" style:family="paragraph" style:parent-style-name="Text_20_body">
      <style:text-properties fo:font-weight="normal" officeooo:rsid="003352c7" officeooo:paragraph-rsid="003352c7" style:font-weight-asian="normal" style:font-weight-complex="normal"/>
    </style:style>
    <style:style style:name="P31" style:family="paragraph" style:parent-style-name="Text_20_body">
      <style:text-properties fo:font-weight="normal" officeooo:rsid="003358d0" officeooo:paragraph-rsid="003358d0" style:font-weight-asian="normal" style:font-weight-complex="normal"/>
    </style:style>
    <style:style style:name="P32" style:family="paragraph" style:parent-style-name="Text_20_body">
      <style:text-properties fo:font-weight="normal" officeooo:rsid="00353662" officeooo:paragraph-rsid="003529c5" style:font-weight-asian="normal" style:font-weight-complex="normal"/>
    </style:style>
    <style:style style:name="P33" style:family="paragraph" style:parent-style-name="Text_20_body">
      <style:text-properties fo:font-weight="normal" officeooo:rsid="0037c152" officeooo:paragraph-rsid="0037c152" style:font-weight-asian="normal" style:font-weight-complex="normal"/>
    </style:style>
    <style:style style:name="P34" style:family="paragraph" style:parent-style-name="Text_20_body">
      <style:text-properties fo:font-weight="normal" officeooo:rsid="003917fd" officeooo:paragraph-rsid="003917fd" style:font-weight-asian="normal" style:font-weight-complex="normal"/>
    </style:style>
    <style:style style:name="P35" style:family="paragraph" style:parent-style-name="Text_20_body">
      <style:text-properties fo:font-weight="normal" officeooo:rsid="003abc55" officeooo:paragraph-rsid="003abc55" style:font-weight-asian="normal" style:font-weight-complex="normal"/>
    </style:style>
    <style:style style:name="P36" style:family="paragraph" style:parent-style-name="Text_20_body">
      <style:text-properties fo:font-weight="normal" officeooo:rsid="003c2075" officeooo:paragraph-rsid="003c2075" style:font-weight-asian="normal" style:font-weight-complex="normal"/>
    </style:style>
    <style:style style:name="P37" style:family="paragraph" style:parent-style-name="Text_20_body">
      <style:text-properties fo:font-weight="normal" officeooo:rsid="003de7e3" officeooo:paragraph-rsid="003de7e3" style:font-weight-asian="normal" style:font-weight-complex="normal"/>
    </style:style>
    <style:style style:name="P38" style:family="paragraph" style:parent-style-name="Text_20_body">
      <style:text-properties fo:font-variant="normal" fo:text-transform="none" fo:color="#0f0f0f" style:font-name="Roboto" fo:font-size="10.5pt" fo:letter-spacing="normal" fo:font-style="normal" fo:font-weight="normal" officeooo:rsid="003de7e3" officeooo:paragraph-rsid="003de7e3" fo:background-color="#ffffff" style:font-weight-asian="normal" style:font-weight-complex="normal" loext:padding="0cm" loext:border="none"/>
    </style:style>
    <style:style style:name="P39" style:family="paragraph" style:parent-style-name="Text_20_body">
      <style:text-properties officeooo:rsid="003f9e81" officeooo:paragraph-rsid="003f9e81"/>
    </style:style>
    <style:style style:name="P40" style:family="paragraph" style:parent-style-name="Text_20_body">
      <style:text-properties officeooo:rsid="003fad1a" officeooo:paragraph-rsid="003fad1a"/>
    </style:style>
    <style:style style:name="P41" style:family="paragraph" style:parent-style-name="Text_20_body">
      <style:text-properties officeooo:rsid="0041cc0c" officeooo:paragraph-rsid="0041cc0c"/>
    </style:style>
    <style:style style:name="P42" style:family="paragraph" style:parent-style-name="Text_20_body">
      <style:text-properties fo:font-weight="normal" officeooo:rsid="003f9e81" officeooo:paragraph-rsid="003f9e81" style:font-weight-asian="normal" style:font-weight-complex="normal"/>
    </style:style>
    <style:style style:name="P43" style:family="paragraph" style:parent-style-name="Text_20_body">
      <style:text-properties fo:font-weight="normal" officeooo:rsid="0041cc0c" officeooo:paragraph-rsid="0041cc0c" style:font-weight-asian="normal" style:font-weight-complex="normal"/>
    </style:style>
    <style:style style:name="P44" style:family="paragraph" style:parent-style-name="Text_20_body">
      <style:text-properties officeooo:rsid="0046b7be" officeooo:paragraph-rsid="0046b7be"/>
    </style:style>
    <style:style style:name="P45" style:family="paragraph" style:parent-style-name="Text_20_body">
      <style:text-properties officeooo:rsid="00474d0e" officeooo:paragraph-rsid="00474d0e"/>
    </style:style>
    <style:style style:name="P46" style:family="paragraph" style:parent-style-name="Text_20_body">
      <style:text-properties officeooo:rsid="004a7c13" officeooo:paragraph-rsid="004a7c13"/>
    </style:style>
    <style:style style:name="P47" style:family="paragraph" style:parent-style-name="Text_20_body">
      <style:text-properties officeooo:rsid="004a9ac7" officeooo:paragraph-rsid="004a9ac7"/>
    </style:style>
    <style:style style:name="P48" style:family="paragraph" style:parent-style-name="Text_20_body">
      <style:text-properties officeooo:rsid="004bc45f" officeooo:paragraph-rsid="004bc45f"/>
    </style:style>
    <style:style style:name="P49" style:family="paragraph" style:parent-style-name="Text_20_body">
      <style:text-properties officeooo:rsid="004cf43e" officeooo:paragraph-rsid="004cf43e"/>
    </style:style>
    <style:style style:name="T1" style:family="text">
      <style:text-properties officeooo:rsid="0023543b"/>
    </style:style>
    <style:style style:name="T2" style:family="text">
      <style:text-properties officeooo:rsid="0024dc15"/>
    </style:style>
    <style:style style:name="T3" style:family="text">
      <style:text-properties officeooo:rsid="002a01d2"/>
    </style:style>
    <style:style style:name="T4" style:family="text">
      <style:text-properties fo:color="#569cd6" fo:font-weight="bold" style:font-weight-asian="bold" style:font-weight-complex="bold"/>
    </style:style>
    <style:style style:name="T5" style:family="text">
      <style:text-properties fo:color="#9cdcfe" fo:font-weight="bold" style:font-weight-asian="bold" style:font-weight-complex="bold"/>
    </style:style>
    <style:style style:name="T6" style:family="text">
      <style:text-properties fo:color="#9cdcfe" style:font-name="Droid Sans Mono" fo:font-size="13.5pt" fo:font-weight="normal" fo:background-color="#1e1e1e" loext:char-shading-value="0" style:font-weight-asian="normal" style:font-weight-complex="normal"/>
    </style:style>
    <style:style style:name="T7" style:family="text">
      <style:text-properties fo:color="#9cdcfe" style:font-name="Droid Sans Mono" fo:font-size="13.5pt" fo:font-weight="normal" officeooo:rsid="004aeba8" fo:background-color="#1e1e1e" loext:char-shading-value="0" style:font-weight-asian="normal" style:font-weight-complex="normal"/>
    </style:style>
    <style:style style:name="T8" style:family="text">
      <style:text-properties fo:color="#dcdcaa" fo:font-weight="bold" style:font-weight-asian="bold" style:font-weight-complex="bold"/>
    </style:style>
    <style:style style:name="T9" style:family="text">
      <style:text-properties fo:color="#b5cea8"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353662" style:font-weight-asian="bold" style:font-weight-complex="bold"/>
    </style:style>
    <style:style style:name="T12" style:family="text">
      <style:text-properties fo:font-weight="bold" officeooo:rsid="00362839" style:font-weight-asian="bold" style:font-weight-complex="bold"/>
    </style:style>
    <style:style style:name="T13" style:family="text">
      <style:text-properties fo:font-weight="bold" officeooo:rsid="003f9e81" style:font-weight-asian="bold" style:font-weight-complex="bold"/>
    </style:style>
    <style:style style:name="T14" style:family="text">
      <style:text-properties fo:font-weight="bold" officeooo:rsid="003fad1a" style:font-weight-asian="bold" style:font-weight-complex="bold"/>
    </style:style>
    <style:style style:name="T15" style:family="text">
      <style:text-properties fo:font-weight="bold" officeooo:rsid="0046b7be" style:font-weight-asian="bold" style:font-weight-complex="bold"/>
    </style:style>
    <style:style style:name="T16" style:family="text">
      <style:text-properties fo:font-weight="bold" officeooo:rsid="0048a88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2340b" style:font-weight-asian="normal" style:font-weight-complex="normal"/>
    </style:style>
    <style:style style:name="T19" style:family="text">
      <style:text-properties fo:font-weight="normal" officeooo:rsid="00353662" style:font-weight-asian="normal" style:font-weight-complex="normal"/>
    </style:style>
    <style:style style:name="T20" style:family="text">
      <style:text-properties fo:font-weight="normal" officeooo:rsid="003abc55" style:font-weight-asian="normal" style:font-weight-complex="normal"/>
    </style:style>
    <style:style style:name="T21" style:family="text">
      <style:text-properties fo:font-weight="normal" officeooo:rsid="0040457e" style:font-weight-asian="normal" style:font-weight-complex="normal"/>
    </style:style>
    <style:style style:name="T22" style:family="text">
      <style:text-properties fo:font-weight="normal" officeooo:rsid="0043a1be" style:font-weight-asian="normal" style:font-weight-complex="normal"/>
    </style:style>
    <style:style style:name="T23" style:family="text">
      <style:text-properties fo:font-weight="normal" officeooo:rsid="0044e48c" style:font-weight-asian="normal" style:font-weight-complex="normal"/>
    </style:style>
    <style:style style:name="T24" style:family="text">
      <style:text-properties fo:font-weight="normal" officeooo:rsid="00487676" style:font-weight-asian="normal" style:font-weight-complex="normal"/>
    </style:style>
    <style:style style:name="T25" style:family="text">
      <style:text-properties fo:font-weight="normal" officeooo:rsid="0048a888" style:font-weight-asian="normal" style:font-weight-complex="normal"/>
    </style:style>
    <style:style style:name="T26" style:family="text">
      <style:text-properties fo:font-weight="normal" officeooo:rsid="004aeba8" style:font-weight-asian="normal" style:font-weight-complex="normal"/>
    </style:style>
    <style:style style:name="T27" style:family="text">
      <style:text-properties fo:font-variant="normal" fo:text-transform="none" fo:color="#0f0f0f" style:font-name="Roboto" fo:font-size="10.5pt" fo:letter-spacing="normal" fo:font-style="normal" fo:font-weight="normal" fo:background-color="#ffffff" loext:char-shading-value="0" style:font-weight-asian="normal" style:font-weight-complex="normal" loext:padding="0cm" loext:border="none"/>
    </style:style>
    <style:style style:name="T28" style:family="text">
      <style:text-properties fo:font-variant="normal" fo:text-transform="none" fo:color="#0f0f0f" fo:letter-spacing="normal" fo:font-weight="normal" fo:background-color="#ffffff" loext:char-shading-value="0" style:font-weight-asian="normal" style:font-weight-complex="normal" loext:padding="0cm" loext:border="none"/>
    </style:style>
    <style:style style:name="T29" style:family="text">
      <style:text-properties officeooo:rsid="004aeba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 Dec 2023===========</text:p>
      <text:p text:style-name="P1">React:</text:p>
      <text:p text:style-name="P2"/>
      <text:p text:style-name="P3">Why ?</text:p>
      <text:p text:style-name="P3">Used for complex UI development</text:p>
      <text:p text:style-name="P6"/>
      <text:p text:style-name="P4"/>
      <text:p text:style-name="P3">React is core library</text:p>
      <text:p text:style-name="P3">contains:</text:p>
      <text:p text:style-name="P3">react dom : for web development</text:p>
      <text:p text:style-name="P3">react native: for mobile app development</text:p>
      <text:p text:style-name="P3"/>
      <text:p text:style-name="P3"/>
      <text:p text:style-name="P5">nodeJs require to interpret code and helps javascript to render in browser.</text:p>
      <text:p text:style-name="P7">Npm is installed with node</text:p>
      <text:p text:style-name="P7">npm is node package manager used to install libraries and packages that is required</text:p>
      <text:p text:style-name="P7">npx is node package executer used to execute libraries without installing on machine</text:p>
      <text:p text:style-name="P7"/>
      <text:p text:style-name="P7"/>
      <text:p text:style-name="P8">npx create-react-app <text:span text:style-name="T1">project_name <text:s/>// to create react app using create-react-app utility</text:span></text:p>
      <text:p text:style-name="P8">//<text:span text:style-name="T2">by this node modules folder comes in project</text:span></text:p>
      <text:p text:style-name="P8"/>
      <text:p text:style-name="P9">we can create react project by vite utility also</text:p>
      <text:p text:style-name="P9">we need to install vite utility by following command</text:p>
      <text:p text:style-name="P9"><text:s text:c="2"/>npm create <text:a xlink:type="simple" xlink:href="mailto:vite@latest" text:style-name="Internet_20_link" text:visited-style-name="Visited_20_Internet_20_Link">vite@latest</text:a></text:p>
      <text:p text:style-name="P9"/>
      <text:p text:style-name="P9">//by doing this node modules does not install</text:p>
      <text:p text:style-name="P9">we need to install by </text:p>
      <text:p text:style-name="P9"><text:tab/>npm i <text:s text:c="2"/>or <text:s text:c="2"/>npm install</text:p>
      <text:p text:style-name="P9"/>
      <text:p text:style-name="P9"/>
      <text:p text:style-name="P10">=========30 Dec 2023============</text:p>
      <text:p text:style-name="P12">React = core foundation library (used to take all references)</text:p>
      <text:p text:style-name="P12">React DOM = Does implementation on WEB</text:p>
      <text:p text:style-name="P12"/>
      <text:p text:style-name="P13">jsx wants to return only one element</text:p>
      <text:p text:style-name="P14">so we can wrap up multiple elements in one element</text:p>
      <text:p text:style-name="P14"/>
      <text:p text:style-name="P14">fragment element:</text:p>
      <text:p text:style-name="P14">&lt;&gt;</text:p>
      <text:p text:style-name="P14"><text:tab/>multiple elements</text:p>
      <text:p text:style-name="P14">&lt;/&gt;</text:p>
      <text:p text:style-name="P14"/>
      <text:p text:style-name="P11">=========3<text:span text:style-name="T3">1</text:span> Dec 2023============</text:p>
      <text:p text:style-name="P15">babel = is a transpile /compiler used to compile code </text:p>
      <text:p text:style-name="P15">jsx is javascript + html</text:p>
      <text:p text:style-name="P15">“My name is {username}” here {} is evaluator (we cant write expression here only evaluated value)</text:p>
      <text:p text:style-name="P15"/>
      <text:p text:style-name="P16">React hooks:</text:p>
      <text:p text:style-name="P16">useState: use to change the state(variable) and reflect it on UI</text:p>
      <text:p text:style-name="P16"/>
      <text:p text:style-name="P16">e.g</text:p>
      <text:p text:style-name="Text_20_body"><text:soft-page-break/><text:span text:style-name="T4">let</text:span><text:span text:style-name="T10"> [</text:span><text:span text:style-name="T5">counter</text:span><text:span text:style-name="T10">, </text:span><text:span text:style-name="T8">setCounter</text:span><text:span text:style-name="T10">] = </text:span><text:span text:style-name="T8">useState</text:span><text:span text:style-name="T10">(</text:span><text:span text:style-name="T9">15</text:span><text:span text:style-name="T10">);</text:span></text:p>
      <text:p text:style-name="P26"/>
      <text:p text:style-name="P17"><text:span text:style-name="T10">========0</text:span><text:span text:style-name="T17">1 Jan 2024==========</text:span></text:p>
      <text:p text:style-name="P27">Virtual DOM, Fibre and reconciliation</text:p>
      <text:p text:style-name="P17"><text:span text:style-name="T17">createRoot method create DOM like structure </text:span><text:span text:style-name="T18">(Virturl DOM)</text:span></text:p>
      <text:p text:style-name="P28">React Fiber is an ongoing reimplementation of Reacts Core Algorithm.</text:p>
      <text:p text:style-name="P29">Hydration process: web layout is ready but buttons or other elements are not clickable because javascript is not injected yet.</text:p>
      <text:p text:style-name="P30">React fibers main feature is incremental redering: the ability to split rendering into chunks and spread it out over multiple frames.</text:p>
      <text:p text:style-name="P31">Reconciliation: It just reconsider what to update / render, its a recursive algorithm.</text:p>
      <text:p text:style-name="P22"><text:span text:style-name="T17">Its an algorithm React uses to diff </text:span><text:span text:style-name="T19">one tree with another to determine which parts to be changed.</text:span></text:p>
      <text:p text:style-name="P32"/>
      <text:p text:style-name="P18"><text:span text:style-name="T11">========0</text:span><text:span text:style-name="T12">2</text:span><text:span text:style-name="T19"> Jan 2024==========</text:span></text:p>
      <text:p text:style-name="P23"><text:span text:style-name="T19">T</text:span><text:span text:style-name="T17">ailwind and props in reactjs</text:span></text:p>
      <text:p text:style-name="P33">tailwind is css framework</text:p>
      <text:p text:style-name="P34">In package.json</text:p>
      <text:p text:style-name="P24"><text:span text:style-name="T17">devDependencies {} are for </text:span><text:span text:style-name="T20">development purpose, when project builds it bundles that time</text:span></text:p>
      <text:p text:style-name="P35">after that only dependencies are bundled.</text:p>
      <text:p text:style-name="P35"/>
      <text:p text:style-name="P36">Props: this makes components reusable</text:p>
      <text:p text:style-name="P36"/>
      <text:p text:style-name="P37">Counter question:</text:p>
      <text:p text:style-name="P25"><text:span text:style-name="T27">So here the function calls will be sent in batches. So, react will see them as the same operation and perform it only once. So, the counter will increase by only 1 count.</text:span><text:span text:style-name="T28"> </text:span></text:p>
      <text:p text:style-name="P38">To increase it by four counts, use the callback which the setCounter accepts and increase it one by one. So, the first function will be called first, the callback will be executed and the next function call will be executed.</text:p>
      <text:p text:style-name="P16"/>
      <text:p text:style-name="P19"><text:span text:style-name="T11">========0</text:span><text:span text:style-name="T13">3</text:span><text:span text:style-name="T19"> Jan 2024==========</text:span></text:p>
      <text:p text:style-name="P39"><text:span text:style-name="T19">u</text:span><text:span text:style-name="T17">seCallback: Reacts hook that lets you cache a function definition between re-renders.</text:span></text:p>
      <text:p text:style-name="P42"/>
      <text:p text:style-name="P42"/>
      <text:p text:style-name="P42"/>
      <text:p text:style-name="P20"><text:soft-page-break/><text:span text:style-name="T11">========0</text:span><text:span text:style-name="T14">6</text:span><text:span text:style-name="T19"> Jan 2024==========</text:span></text:p>
      <text:p text:style-name="P40"><text:span text:style-name="T19">u</text:span><text:span text:style-name="T17">seCallback does memoization (remembers) </text:span><text:span text:style-name="T21">its dependencies. </text:span><text:span text:style-name="T22">UseCallback also used to optimized code.</text:span></text:p>
      <text:p text:style-name="P41"><text:span text:style-name="T21">U</text:span><text:span text:style-name="T17">seEffect hook used to render data on UI, </text:span><text:span text:style-name="T23">it runs when page gets load, and also runs when changed in dependencies that we provide.</text:span></text:p>
      <text:p text:style-name="P43">it takes callback fun as first parameter and dependencies as second parameter</text:p>
      <text:p text:style-name="P43">useRef hook used to refer any html element </text:p>
      <text:p text:style-name="P43"/>
      <text:p text:style-name="P21"><text:span text:style-name="T11">========0</text:span><text:span text:style-name="T15">7</text:span><text:span text:style-name="T19"> Jan 2024==========<text:tab/></text:span></text:p>
      <text:p text:style-name="P44"><text:span text:style-name="T19">C</text:span><text:span text:style-name="T17">ustom hooks in React</text:span></text:p>
      <text:p text:style-name="P44"><text:span text:style-name="T17"/></text:p>
      <text:p text:style-name="P45"><text:span text:style-name="T17">=======28 Jan 2024=========</text:span></text:p>
      <text:p text:style-name="P45"><text:span text:style-name="T17">Link tag is same as &lt;a&gt; tag like &lt;a&gt; tag &lt;Link&gt; tag has to=”#” attribute to redirect</text:span></text:p>
      <text:p text:style-name="P45"><text:span text:style-name="T17">NavLink </text:span><text:span text:style-name="T24">used for navigation bar </text:span><text:span text:style-name="T25">we can use className attribute and in that we can use callback function which contains </text:span><text:span text:style-name="T16">isActive </text:span><text:span text:style-name="T25">parameter by default this matches url link and tells is it active or not active (true/ false)</text:span></text:p>
      <text:p text:style-name="P45"><text:span text:style-name="T25"/></text:p>
      <text:p text:style-name="P46"><text:span text:style-name="T25">O</text:span><text:span text:style-name="T17">utlet : is used to nesting a component using react router dom</text:span></text:p>
      <text:p text:style-name="P47"><text:span text:style-name="T17">loader: it is the attribute used in Route tag which helps to optimize api calls</text:span></text:p>
      <text:p text:style-name="P47"><text:span text:style-name="T17">e.g when we hover on link then api calls and data is fetch and store in cache </text:span><text:span text:style-name="T26">this thing done in background</text:span></text:p>
      <text:p text:style-name="P48"><text:span text:style-name="T7"/></text:p>
      <text:p text:style-name="P48"><text:span text:style-name="T10">useLoaderData</text:span>: This is react hook used when we want to load data before page initialization.</text:p>
      <text:p text:style-name="P49"><text:span text:style-name="T10">useParams</text:span> : It is react hook, used to fetch parameters of ur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9T09:28:44.637993880</meta:creation-date>
    <dc:date>2024-01-29T00:57:56.248302371</dc:date>
    <meta:editing-duration>P4DT12H9M57S</meta:editing-duration>
    <meta:editing-cycles>37</meta:editing-cycles>
    <meta:generator>LibreOffice/6.4.7.2$Linux_X86_64 LibreOffice_project/40$Build-2</meta:generator>
    <meta:document-statistic meta:table-count="0" meta:image-count="0" meta:object-count="0" meta:page-count="3" meta:paragraph-count="72" meta:word-count="652" meta:character-count="3964" meta:non-whitespace-character-count="3370"/>
  </office:meta>
</office:document-meta>
</file>